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</style:style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Arial" style:font-name-asian="Arial" style:font-name-complex="Arial" fo:font-size="32pt" style:font-size-asian="32pt" style:font-size-complex="32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32pt" style:font-size-asian="32pt" style:font-size-complex="3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Arial" style:font-name-asian="Arial" style:font-name-complex="Arial" fo:font-size="32pt" style:font-size-asian="32pt" style:font-size-complex="32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E4F5" style:font-name="Arial" style:font-name-asian="Arial" style:font-name-complex="Arial" fo:font-size="32pt" style:font-size-asian="32pt" style:font-size-complex="32pt"/>
    </style:style>
    <style:style style:name="ce11" style:family="table-cell" style:parent-style-name="Default" style:data-style-name="N0">
      <style:table-cell-properties style:vertical-align="automatic" fo:background-color="#FBE2D5" style:repeat-content="false"/>
      <style:paragraph-properties fo:text-align="center"/>
      <style:text-properties style:font-name="Arial" style:font-name-asian="Arial" style:font-name-complex="Arial" fo:font-size="32pt" style:font-size-asian="32pt" style:font-size-complex="3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05833333333333cm" style:use-optimal-column-width="true"/>
    </style:style>
    <style:style style:name="ro1" style:family="table-row">
      <style:table-row-properties style:row-height="4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3:.$G$5]; [.E3])&gt;1;NOT(ISBLANK([.E3]))))" style:apply-style-name="cf1" style:base-cell-address="Sheet1.E3"/>
      <style:map style:condition="of:is-true-formula(AND(COUNTIF([.$B$5:.$J$5]; [.B5])&gt;1;NOT(ISBLANK([.B5]))))" style:apply-style-name="cf1" style:base-cell-address="Sheet1.B5"/>
    </style:style>
    <style:style style:name="ce13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3:.$G$5]; [.E3])&gt;1;NOT(ISBLANK([.E3]))))" style:apply-style-name="cf1" style:base-cell-address="Sheet1.E3"/>
      <style:map style:condition="of:is-true-formula(AND(COUNTIF([.$B$4:.$J$4]; [.B4])&gt;1;NOT(ISBLANK([.B4]))))" style:apply-style-name="cf1" style:base-cell-address="Sheet1.B4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3:.$G$5]; [.E3])&gt;1;NOT(ISBLANK([.E3]))))" style:apply-style-name="cf1" style:base-cell-address="Sheet1.E3"/>
      <style:map style:condition="of:is-true-formula(AND(COUNTIF([.$B$3:.$J$3]; [.B3])&gt;1;NOT(ISBLANK([.B3]))))" style:apply-style-name="cf1" style:base-cell-address="Sheet1.B3"/>
    </style:style>
    <style:style style:name="ce15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3:.$G$5]; [.E3])&gt;1;NOT(ISBLANK([.E3]))))" style:apply-style-name="cf1" style:base-cell-address="Sheet1.E3"/>
      <style:map style:condition="of:is-true-formula(AND(COUNTIF([.$B$5:.$J$5]; [.B5])&gt;1;NOT(ISBLANK([.B5]))))" style:apply-style-name="cf1" style:base-cell-address="Sheet1.B5"/>
    </style:style>
    <style:style style:name="ce16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3:.$G$5]; [.E3])&gt;1;NOT(ISBLANK([.E3]))))" style:apply-style-name="cf1" style:base-cell-address="Sheet1.E3"/>
      <style:map style:condition="of:is-true-formula(AND(COUNTIF([.$B$4:.$J$4]; [.B4])&gt;1;NOT(ISBLANK([.B4]))))" style:apply-style-name="cf1" style:base-cell-address="Sheet1.B4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3:.$G$5]; [.E3])&gt;1;NOT(ISBLANK([.E3]))))" style:apply-style-name="cf1" style:base-cell-address="Sheet1.E3"/>
      <style:map style:condition="of:is-true-formula(AND(COUNTIF([.$B$3:.$J$3]; [.B3])&gt;1;NOT(ISBLANK([.B3]))))" style:apply-style-name="cf1" style:base-cell-address="Sheet1.B3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3:.$D$5]; [.B3])&gt;1;NOT(ISBLANK([.B3]))))" style:apply-style-name="cf1" style:base-cell-address="Sheet1.B3"/>
      <style:map style:condition="of:is-true-formula(AND(COUNTIF([.$B$3:.$J$3]; [.B3])&gt;1;NOT(ISBLANK([.B3]))))" style:apply-style-name="cf1" style:base-cell-address="Sheet1.B3"/>
    </style:style>
    <style:style style:name="ce19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3:.$D$5]; [.B3])&gt;1;NOT(ISBLANK([.B3]))))" style:apply-style-name="cf1" style:base-cell-address="Sheet1.B3"/>
      <style:map style:condition="of:is-true-formula(AND(COUNTIF([.$B$4:.$J$4]; [.B4])&gt;1;NOT(ISBLANK([.B4]))))" style:apply-style-name="cf1" style:base-cell-address="Sheet1.B4"/>
    </style:style>
    <style:style style:name="ce20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3:.$D$5]; [.B3])&gt;1;NOT(ISBLANK([.B3]))))" style:apply-style-name="cf1" style:base-cell-address="Sheet1.B3"/>
      <style:map style:condition="of:is-true-formula(AND(COUNTIF([.$B$5:.$J$5]; [.B5])&gt;1;NOT(ISBLANK([.B5]))))" style:apply-style-name="cf1" style:base-cell-address="Sheet1.B5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3:.$G$5]; [.E3])&gt;1;NOT(ISBLANK([.E3]))))" style:apply-style-name="cf1" style:base-cell-address="Sheet1.E3"/>
      <style:map style:condition="of:is-true-formula(AND(COUNTIF([.$B$4:.$J$4]; [.B4])&gt;1;NOT(ISBLANK([.B4]))))" style:apply-style-name="cf1" style:base-cell-address="Sheet1.B4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3:.$G$5]; [.E3])&gt;1;NOT(ISBLANK([.E3]))))" style:apply-style-name="cf1" style:base-cell-address="Sheet1.E3"/>
      <style:map style:condition="of:is-true-formula(AND(COUNTIF([.$B$3:.$J$3]; [.B3])&gt;1;NOT(ISBLANK([.B3]))))" style:apply-style-name="cf1" style:base-cell-address="Sheet1.B3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3:.$G$5]; [.E3])&gt;1;NOT(ISBLANK([.E3]))))" style:apply-style-name="cf1" style:base-cell-address="Sheet1.E3"/>
      <style:map style:condition="of:is-true-formula(AND(COUNTIF([.$B$5:.$J$5]; [.B5])&gt;1;NOT(ISBLANK([.B5]))))" style:apply-style-name="cf1" style:base-cell-address="Sheet1.B5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3:.$J$5]; [.H3])&gt;1;NOT(ISBLANK([.H3]))))" style:apply-style-name="cf1" style:base-cell-address="Sheet1.H3"/>
      <style:map style:condition="of:is-true-formula(AND(COUNTIF([.$B$4:.$J$4]; [.B4])&gt;1;NOT(ISBLANK([.B4]))))" style:apply-style-name="cf1" style:base-cell-address="Sheet1.B4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3:.$J$5]; [.H3])&gt;1;NOT(ISBLANK([.H3]))))" style:apply-style-name="cf1" style:base-cell-address="Sheet1.H3"/>
      <style:map style:condition="of:is-true-formula(AND(COUNTIF([.$B$3:.$J$3]; [.B3])&gt;1;NOT(ISBLANK([.B3]))))" style:apply-style-name="cf1" style:base-cell-address="Sheet1.B3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3:.$J$5]; [.H3])&gt;1;NOT(ISBLANK([.H3]))))" style:apply-style-name="cf1" style:base-cell-address="Sheet1.H3"/>
      <style:map style:condition="of:is-true-formula(AND(COUNTIF([.$B$5:.$J$5]; [.B5])&gt;1;NOT(ISBLANK([.B5]))))" style:apply-style-name="cf1" style:base-cell-address="Sheet1.B5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3:.$J$5]; [.H3])&gt;1;NOT(ISBLANK([.H3]))))" style:apply-style-name="cf1" style:base-cell-address="Sheet1.H3"/>
      <style:map style:condition="of:is-true-formula(AND(COUNTIF([.$B$4:.$J$4]; [.B4])&gt;1;NOT(ISBLANK([.B4]))))" style:apply-style-name="cf1" style:base-cell-address="Sheet1.B4"/>
    </style:style>
    <style:style style:name="ce28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3:.$J$5]; [.H3])&gt;1;NOT(ISBLANK([.H3]))))" style:apply-style-name="cf1" style:base-cell-address="Sheet1.H3"/>
      <style:map style:condition="of:is-true-formula(AND(COUNTIF([.$B$5:.$J$5]; [.B5])&gt;1;NOT(ISBLANK([.B5]))))" style:apply-style-name="cf1" style:base-cell-address="Sheet1.B5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3:.$J$5]; [.H3])&gt;1;NOT(ISBLANK([.H3]))))" style:apply-style-name="cf1" style:base-cell-address="Sheet1.H3"/>
      <style:map style:condition="of:is-true-formula(AND(COUNTIF([.$B$5:.$J$5]; [.B5])&gt;1;NOT(ISBLANK([.B5]))))" style:apply-style-name="cf1" style:base-cell-address="Sheet1.B5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3:.$J$5]; [.H3])&gt;1;NOT(ISBLANK([.H3]))))" style:apply-style-name="cf1" style:base-cell-address="Sheet1.H3"/>
      <style:map style:condition="of:is-true-formula(AND(COUNTIF([.$B$3:.$J$3]; [.B3])&gt;1;NOT(ISBLANK([.B3]))))" style:apply-style-name="cf1" style:base-cell-address="Sheet1.B3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3:.$J$5]; [.H3])&gt;1;NOT(ISBLANK([.H3]))))" style:apply-style-name="cf1" style:base-cell-address="Sheet1.H3"/>
      <style:map style:condition="of:is-true-formula(AND(COUNTIF([.$B$3:.$J$3]; [.B3])&gt;1;NOT(ISBLANK([.B3]))))" style:apply-style-name="cf1" style:base-cell-address="Sheet1.B3"/>
    </style:style>
    <style:style style:name="ce32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3:.$J$5]; [.H3])&gt;1;NOT(ISBLANK([.H3]))))" style:apply-style-name="cf1" style:base-cell-address="Sheet1.H3"/>
      <style:map style:condition="of:is-true-formula(AND(COUNTIF([.$B$4:.$J$4]; [.B4])&gt;1;NOT(ISBLANK([.B4]))))" style:apply-style-name="cf1" style:base-cell-address="Sheet1.B4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6:.$J$8]; [.H6])&gt;1;NOT(ISBLANK([.H6]))))" style:apply-style-name="cf1" style:base-cell-address="Sheet1.H6"/>
      <style:map style:condition="of:is-true-formula(AND(COUNTIF([.$B$6:.$J$6]; [.B6])&gt;1;NOT(ISBLANK([.B6]))))" style:apply-style-name="cf1" style:base-cell-address="Sheet1.B6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3:.$D$5]; [.B3])&gt;1;NOT(ISBLANK([.B3]))))" style:apply-style-name="cf1" style:base-cell-address="Sheet1.B3"/>
      <style:map style:condition="of:is-true-formula(AND(COUNTIF([.$B$5:.$J$5]; [.B5])&gt;1;NOT(ISBLANK([.B5]))))" style:apply-style-name="cf1" style:base-cell-address="Sheet1.B5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3:.$D$5]; [.B3])&gt;1;NOT(ISBLANK([.B3]))))" style:apply-style-name="cf1" style:base-cell-address="Sheet1.B3"/>
      <style:map style:condition="of:is-true-formula(AND(COUNTIF([.$B$3:.$J$3]; [.B3])&gt;1;NOT(ISBLANK([.B3]))))" style:apply-style-name="cf1" style:base-cell-address="Sheet1.B3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3:.$D$5]; [.B3])&gt;1;NOT(ISBLANK([.B3]))))" style:apply-style-name="cf1" style:base-cell-address="Sheet1.B3"/>
      <style:map style:condition="of:is-true-formula(AND(COUNTIF([.$B$4:.$J$4]; [.B4])&gt;1;NOT(ISBLANK([.B4]))))" style:apply-style-name="cf1" style:base-cell-address="Sheet1.B4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3:.$D$5]; [.B3])&gt;1;NOT(ISBLANK([.B3]))))" style:apply-style-name="cf1" style:base-cell-address="Sheet1.B3"/>
      <style:map style:condition="of:is-true-formula(AND(COUNTIF([.$B$3:.$J$3]; [.B3])&gt;1;NOT(ISBLANK([.B3]))))" style:apply-style-name="cf1" style:base-cell-address="Sheet1.B3"/>
    </style:style>
    <style:style style:name="ce38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3:.$D$5]; [.B3])&gt;1;NOT(ISBLANK([.B3]))))" style:apply-style-name="cf1" style:base-cell-address="Sheet1.B3"/>
      <style:map style:condition="of:is-true-formula(AND(COUNTIF([.$B$5:.$J$5]; [.B5])&gt;1;NOT(ISBLANK([.B5]))))" style:apply-style-name="cf1" style:base-cell-address="Sheet1.B5"/>
    </style:style>
    <style:style style:name="ce39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3:.$D$5]; [.B3])&gt;1;NOT(ISBLANK([.B3]))))" style:apply-style-name="cf1" style:base-cell-address="Sheet1.B3"/>
      <style:map style:condition="of:is-true-formula(AND(COUNTIF([.$B$4:.$J$4]; [.B4])&gt;1;NOT(ISBLANK([.B4]))))" style:apply-style-name="cf1" style:base-cell-address="Sheet1.B4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6:.$G$8]; [.E6])&gt;1;NOT(ISBLANK([.E6]))))" style:apply-style-name="cf1" style:base-cell-address="Sheet1.E6"/>
      <style:map style:condition="of:is-true-formula(AND(COUNTIF([.$B$7:.$J$7]; [.B7])&gt;1;NOT(ISBLANK([.B7]))))" style:apply-style-name="cf1" style:base-cell-address="Sheet1.B7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E4F5"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6:.$G$8]; [.E6])&gt;1;NOT(ISBLANK([.E6]))))" style:apply-style-name="cf1" style:base-cell-address="Sheet1.E6"/>
      <style:map style:condition="of:is-true-formula(AND(COUNTIF([.$B$6:.$J$6]; [.B6])&gt;1;NOT(ISBLANK([.B6]))))" style:apply-style-name="cf1" style:base-cell-address="Sheet1.B6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6:.$G$8]; [.E6])&gt;1;NOT(ISBLANK([.E6]))))" style:apply-style-name="cf1" style:base-cell-address="Sheet1.E6"/>
      <style:map style:condition="of:is-true-formula(AND(COUNTIF([.$B$6:.$J$6]; [.B6])&gt;1;NOT(ISBLANK([.B6]))))" style:apply-style-name="cf1" style:base-cell-address="Sheet1.B6"/>
    </style:style>
    <style:style style:name="ce43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6:.$G$8]; [.E6])&gt;1;NOT(ISBLANK([.E6]))))" style:apply-style-name="cf1" style:base-cell-address="Sheet1.E6"/>
      <style:map style:condition="of:is-true-formula(AND(COUNTIF([.$B$7:.$J$7]; [.B7])&gt;1;NOT(ISBLANK([.B7]))))" style:apply-style-name="cf1" style:base-cell-address="Sheet1.B7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6:.$G$8]; [.E6])&gt;1;NOT(ISBLANK([.E6]))))" style:apply-style-name="cf1" style:base-cell-address="Sheet1.E6"/>
      <style:map style:condition="of:is-true-formula(AND(COUNTIF([.$B$6:.$J$6]; [.B6])&gt;1;NOT(ISBLANK([.B6]))))" style:apply-style-name="cf1" style:base-cell-address="Sheet1.B6"/>
    </style:style>
    <style:style style:name="ce45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6:.$G$8]; [.E6])&gt;1;NOT(ISBLANK([.E6]))))" style:apply-style-name="cf1" style:base-cell-address="Sheet1.E6"/>
      <style:map style:condition="of:is-true-formula(AND(COUNTIF([.$B$7:.$J$7]; [.B7])&gt;1;NOT(ISBLANK([.B7]))))" style:apply-style-name="cf1" style:base-cell-address="Sheet1.B7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6:.$J$8]; [.H6])&gt;1;NOT(ISBLANK([.H6]))))" style:apply-style-name="cf1" style:base-cell-address="Sheet1.H6"/>
      <style:map style:condition="of:is-true-formula(AND(COUNTIF([.$B$6:.$J$6]; [.B6])&gt;1;NOT(ISBLANK([.B6]))))" style:apply-style-name="cf1" style:base-cell-address="Sheet1.B6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6:.$J$8]; [.H6])&gt;1;NOT(ISBLANK([.H6]))))" style:apply-style-name="cf1" style:base-cell-address="Sheet1.H6"/>
      <style:map style:condition="of:is-true-formula(AND(COUNTIF([.$B$7:.$J$7]; [.B7])&gt;1;NOT(ISBLANK([.B7]))))" style:apply-style-name="cf1" style:base-cell-address="Sheet1.B7"/>
    </style:style>
    <style:style style:name="ce48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6:.$J$8]; [.H6])&gt;1;NOT(ISBLANK([.H6]))))" style:apply-style-name="cf1" style:base-cell-address="Sheet1.H6"/>
      <style:map style:condition="of:is-true-formula(AND(COUNTIF([.$B$7:.$J$7]; [.B7])&gt;1;NOT(ISBLANK([.B7]))))" style:apply-style-name="cf1" style:base-cell-address="Sheet1.B7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6:.$J$8]; [.H6])&gt;1;NOT(ISBLANK([.H6]))))" style:apply-style-name="cf1" style:base-cell-address="Sheet1.H6"/>
      <style:map style:condition="of:is-true-formula(AND(COUNTIF([.$B$7:.$J$7]; [.B7])&gt;1;NOT(ISBLANK([.B7]))))" style:apply-style-name="cf1" style:base-cell-address="Sheet1.B7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6:.$J$8]; [.H6])&gt;1;NOT(ISBLANK([.H6]))))" style:apply-style-name="cf1" style:base-cell-address="Sheet1.H6"/>
      <style:map style:condition="of:is-true-formula(AND(COUNTIF([.$B$6:.$J$6]; [.B6])&gt;1;NOT(ISBLANK([.B6]))))" style:apply-style-name="cf1" style:base-cell-address="Sheet1.B6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6:.$D$8]; [.B6])&gt;1;NOT(ISBLANK([.B6]))))" style:apply-style-name="cf1" style:base-cell-address="Sheet1.B6"/>
      <style:map style:condition="of:is-true-formula(AND(COUNTIF([.$B$7:.$J$7]; [.B7])&gt;1;NOT(ISBLANK([.B7]))))" style:apply-style-name="cf1" style:base-cell-address="Sheet1.B7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6:.$D$8]; [.B6])&gt;1;NOT(ISBLANK([.B6]))))" style:apply-style-name="cf1" style:base-cell-address="Sheet1.B6"/>
      <style:map style:condition="of:is-true-formula(AND(COUNTIF([.$B$6:.$J$6]; [.B6])&gt;1;NOT(ISBLANK([.B6]))))" style:apply-style-name="cf1" style:base-cell-address="Sheet1.B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6:.$D$8]; [.B6])&gt;1;NOT(ISBLANK([.B6]))))" style:apply-style-name="cf1" style:base-cell-address="Sheet1.B6"/>
      <style:map style:condition="of:is-true-formula(AND(COUNTIF([.$B$6:.$J$6]; [.B6])&gt;1;NOT(ISBLANK([.B6]))))" style:apply-style-name="cf1" style:base-cell-address="Sheet1.B6"/>
    </style:style>
    <style:style style:name="ce54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6:.$D$8]; [.B6])&gt;1;NOT(ISBLANK([.B6]))))" style:apply-style-name="cf1" style:base-cell-address="Sheet1.B6"/>
      <style:map style:condition="of:is-true-formula(AND(COUNTIF([.$B$7:.$J$7]; [.B7])&gt;1;NOT(ISBLANK([.B7]))))" style:apply-style-name="cf1" style:base-cell-address="Sheet1.B7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6:.$D$8]; [.B6])&gt;1;NOT(ISBLANK([.B6]))))" style:apply-style-name="cf1" style:base-cell-address="Sheet1.B6"/>
      <style:map style:condition="of:is-true-formula(AND(COUNTIF([.$B$6:.$J$6]; [.B6])&gt;1;NOT(ISBLANK([.B6]))))" style:apply-style-name="cf1" style:base-cell-address="Sheet1.B6"/>
    </style:style>
    <style:style style:name="ce56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6:.$D$8]; [.B6])&gt;1;NOT(ISBLANK([.B6]))))" style:apply-style-name="cf1" style:base-cell-address="Sheet1.B6"/>
      <style:map style:condition="of:is-true-formula(AND(COUNTIF([.$B$7:.$J$7]; [.B7])&gt;1;NOT(ISBLANK([.B7]))))" style:apply-style-name="cf1" style:base-cell-address="Sheet1.B7"/>
    </style:style>
    <style:style style:name="ce57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6:.$D$8]; [.B6])&gt;1;NOT(ISBLANK([.B6]))))" style:apply-style-name="cf1" style:base-cell-address="Sheet1.B6"/>
      <style:map style:condition="of:is-true-formula(AND(COUNTIF([.$B$8:.$J$8]; [.B8])&gt;1;NOT(ISBLANK([.B8]))))" style:apply-style-name="cf1" style:base-cell-address="Sheet1.B8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6:.$G$8]; [.E6])&gt;1;NOT(ISBLANK([.E6]))))" style:apply-style-name="cf1" style:base-cell-address="Sheet1.E6"/>
      <style:map style:condition="of:is-true-formula(AND(COUNTIF([.$B$8:.$J$8]; [.B8])&gt;1;NOT(ISBLANK([.B8]))))" style:apply-style-name="cf1" style:base-cell-address="Sheet1.B8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9:.$D$11]; [.B9])&gt;1;NOT(ISBLANK([.B9]))))" style:apply-style-name="cf1" style:base-cell-address="Sheet1.B9"/>
      <style:map style:condition="of:is-true-formula(AND(COUNTIF([.$B$9:.$J$9]; [.B9])&gt;1;NOT(ISBLANK([.B9]))))" style:apply-style-name="cf1" style:base-cell-address="Sheet1.B9"/>
    </style:style>
    <style:style style:name="ce60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6:.$D$8]; [.B6])&gt;1;NOT(ISBLANK([.B6]))))" style:apply-style-name="cf1" style:base-cell-address="Sheet1.B6"/>
      <style:map style:condition="of:is-true-formula(AND(COUNTIF([.$B$8:.$J$8]; [.B8])&gt;1;NOT(ISBLANK([.B8]))))" style:apply-style-name="cf1" style:base-cell-address="Sheet1.B8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9:.$G$11]; [.E9])&gt;1;NOT(ISBLANK([.E9]))))" style:apply-style-name="cf1" style:base-cell-address="Sheet1.E9"/>
      <style:map style:condition="of:is-true-formula(AND(COUNTIF([.$B$9:.$J$9]; [.B9])&gt;1;NOT(ISBLANK([.B9]))))" style:apply-style-name="cf1" style:base-cell-address="Sheet1.B9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9:.$D$11]; [.B9])&gt;1;NOT(ISBLANK([.B9]))))" style:apply-style-name="cf1" style:base-cell-address="Sheet1.B9"/>
      <style:map style:condition="of:is-true-formula(AND(COUNTIF([.$B$9:.$J$9]; [.B9])&gt;1;NOT(ISBLANK([.B9]))))" style:apply-style-name="cf1" style:base-cell-address="Sheet1.B9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6:.$D$8]; [.B6])&gt;1;NOT(ISBLANK([.B6]))))" style:apply-style-name="cf1" style:base-cell-address="Sheet1.B6"/>
      <style:map style:condition="of:is-true-formula(AND(COUNTIF([.$B$8:.$J$8]; [.B8])&gt;1;NOT(ISBLANK([.B8]))))" style:apply-style-name="cf1" style:base-cell-address="Sheet1.B8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9:.$D$11]; [.B9])&gt;1;NOT(ISBLANK([.B9]))))" style:apply-style-name="cf1" style:base-cell-address="Sheet1.B9"/>
      <style:map style:condition="of:is-true-formula(AND(COUNTIF([.$B$9:.$J$9]; [.B9])&gt;1;NOT(ISBLANK([.B9]))))" style:apply-style-name="cf1" style:base-cell-address="Sheet1.B9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9:.$G$11]; [.E9])&gt;1;NOT(ISBLANK([.E9]))))" style:apply-style-name="cf1" style:base-cell-address="Sheet1.E9"/>
      <style:map style:condition="of:is-true-formula(AND(COUNTIF([.$B$9:.$J$9]; [.B9])&gt;1;NOT(ISBLANK([.B9]))))" style:apply-style-name="cf1" style:base-cell-address="Sheet1.B9"/>
    </style:style>
    <style:style style:name="ce66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6:.$G$8]; [.E6])&gt;1;NOT(ISBLANK([.E6]))))" style:apply-style-name="cf1" style:base-cell-address="Sheet1.E6"/>
      <style:map style:condition="of:is-true-formula(AND(COUNTIF([.$B$8:.$J$8]; [.B8])&gt;1;NOT(ISBLANK([.B8]))))" style:apply-style-name="cf1" style:base-cell-address="Sheet1.B8"/>
    </style:style>
    <style:style style:name="ce67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6:.$G$8]; [.E6])&gt;1;NOT(ISBLANK([.E6]))))" style:apply-style-name="cf1" style:base-cell-address="Sheet1.E6"/>
      <style:map style:condition="of:is-true-formula(AND(COUNTIF([.$B$8:.$J$8]; [.B8])&gt;1;NOT(ISBLANK([.B8]))))" style:apply-style-name="cf1" style:base-cell-address="Sheet1.B8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6:.$J$8]; [.H6])&gt;1;NOT(ISBLANK([.H6]))))" style:apply-style-name="cf1" style:base-cell-address="Sheet1.H6"/>
      <style:map style:condition="of:is-true-formula(AND(COUNTIF([.$B$8:.$J$8]; [.B8])&gt;1;NOT(ISBLANK([.B8]))))" style:apply-style-name="cf1" style:base-cell-address="Sheet1.B8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6:.$J$8]; [.H6])&gt;1;NOT(ISBLANK([.H6]))))" style:apply-style-name="cf1" style:base-cell-address="Sheet1.H6"/>
      <style:map style:condition="of:is-true-formula(AND(COUNTIF([.$B$8:.$J$8]; [.B8])&gt;1;NOT(ISBLANK([.B8]))))" style:apply-style-name="cf1" style:base-cell-address="Sheet1.B8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9:.$J$11]; [.H9])&gt;1;NOT(ISBLANK([.H9]))))" style:apply-style-name="cf1" style:base-cell-address="Sheet1.H9"/>
      <style:map style:condition="of:is-true-formula(AND(COUNTIF([.$B$9:.$J$9]; [.B9])&gt;1;NOT(ISBLANK([.B9]))))" style:apply-style-name="cf1" style:base-cell-address="Sheet1.B9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9:.$G$11]; [.E9])&gt;1;NOT(ISBLANK([.E9]))))" style:apply-style-name="cf1" style:base-cell-address="Sheet1.E9"/>
      <style:map style:condition="of:is-true-formula(AND(COUNTIF([.$B$9:.$J$9]; [.B9])&gt;1;NOT(ISBLANK([.B9]))))" style:apply-style-name="cf1" style:base-cell-address="Sheet1.B9"/>
    </style:style>
    <style:style style:name="ce72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9:.$J$11]; [.H9])&gt;1;NOT(ISBLANK([.H9]))))" style:apply-style-name="cf1" style:base-cell-address="Sheet1.H9"/>
      <style:map style:condition="of:is-true-formula(AND(COUNTIF([.$B$9:.$J$9]; [.B9])&gt;1;NOT(ISBLANK([.B9]))))" style:apply-style-name="cf1" style:base-cell-address="Sheet1.B9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9:.$J$11]; [.H9])&gt;1;NOT(ISBLANK([.H9]))))" style:apply-style-name="cf1" style:base-cell-address="Sheet1.H9"/>
      <style:map style:condition="of:is-true-formula(AND(COUNTIF([.$B$9:.$J$9]; [.B9])&gt;1;NOT(ISBLANK([.B9]))))" style:apply-style-name="cf1" style:base-cell-address="Sheet1.B9"/>
    </style:style>
    <style:style style:name="ce74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6:.$J$8]; [.H6])&gt;1;NOT(ISBLANK([.H6]))))" style:apply-style-name="cf1" style:base-cell-address="Sheet1.H6"/>
      <style:map style:condition="of:is-true-formula(AND(COUNTIF([.$B$8:.$J$8]; [.B8])&gt;1;NOT(ISBLANK([.B8]))))" style:apply-style-name="cf1" style:base-cell-address="Sheet1.B8"/>
    </style:style>
    <style:style style:name="ce75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9:.$D$11]; [.B9])&gt;1;NOT(ISBLANK([.B9]))))" style:apply-style-name="cf1" style:base-cell-address="Sheet1.B9"/>
      <style:map style:condition="of:is-true-formula(AND(COUNTIF([.$B$10:.$J$10]; [.B10])&gt;1;NOT(ISBLANK([.B10]))))" style:apply-style-name="cf1" style:base-cell-address="Sheet1.B10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9:.$D$11]; [.B9])&gt;1;NOT(ISBLANK([.B9]))))" style:apply-style-name="cf1" style:base-cell-address="Sheet1.B9"/>
      <style:map style:condition="of:is-true-formula(AND(COUNTIF([.$B$10:.$J$10]; [.B10])&gt;1;NOT(ISBLANK([.B10]))))" style:apply-style-name="cf1" style:base-cell-address="Sheet1.B10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9:.$D$11]; [.B9])&gt;1;NOT(ISBLANK([.B9]))))" style:apply-style-name="cf1" style:base-cell-address="Sheet1.B9"/>
      <style:map style:condition="of:is-true-formula(AND(COUNTIF([.$B$11:.$J$11]; [.B11])&gt;1;NOT(ISBLANK([.B11]))))" style:apply-style-name="cf1" style:base-cell-address="Sheet1.B11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B$3:.$B$11]; [.B3])&gt;1;NOT(ISBLANK([.B3]))))" style:apply-style-name="cf1" style:base-cell-address="Sheet1.B3"/>
      <style:map style:condition="of:is-true-formula(AND(COUNTIF([.$B$9:.$D$11]; [.B9])&gt;1;NOT(ISBLANK([.B9]))))" style:apply-style-name="cf1" style:base-cell-address="Sheet1.B9"/>
      <style:map style:condition="of:is-true-formula(AND(COUNTIF([.$B$11:.$J$11]; [.B11])&gt;1;NOT(ISBLANK([.B11]))))" style:apply-style-name="cf1" style:base-cell-address="Sheet1.B11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D$3:.$D$11]; [.D3])&gt;1;NOT(ISBLANK([.D3]))))" style:apply-style-name="cf1" style:base-cell-address="Sheet1.D3"/>
      <style:map style:condition="of:is-true-formula(AND(COUNTIF([.$B$9:.$D$11]; [.B9])&gt;1;NOT(ISBLANK([.B9]))))" style:apply-style-name="cf1" style:base-cell-address="Sheet1.B9"/>
      <style:map style:condition="of:is-true-formula(AND(COUNTIF([.$B$11:.$J$11]; [.B11])&gt;1;NOT(ISBLANK([.B11]))))" style:apply-style-name="cf1" style:base-cell-address="Sheet1.B11"/>
    </style:style>
    <style:style style:name="ce80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C$3:.$C$11]; [.C3])&gt;1;NOT(ISBLANK([.C3]))))" style:apply-style-name="cf1" style:base-cell-address="Sheet1.C3"/>
      <style:map style:condition="of:is-true-formula(AND(COUNTIF([.$B$9:.$D$11]; [.B9])&gt;1;NOT(ISBLANK([.B9]))))" style:apply-style-name="cf1" style:base-cell-address="Sheet1.B9"/>
      <style:map style:condition="of:is-true-formula(AND(COUNTIF([.$B$10:.$J$10]; [.B10])&gt;1;NOT(ISBLANK([.B10]))))" style:apply-style-name="cf1" style:base-cell-address="Sheet1.B10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9:.$G$11]; [.E9])&gt;1;NOT(ISBLANK([.E9]))))" style:apply-style-name="cf1" style:base-cell-address="Sheet1.E9"/>
      <style:map style:condition="of:is-true-formula(AND(COUNTIF([.$B$11:.$J$11]; [.B11])&gt;1;NOT(ISBLANK([.B11]))))" style:apply-style-name="cf1" style:base-cell-address="Sheet1.B11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E$3:.$E$11]; [.E3])&gt;1;NOT(ISBLANK([.E3]))))" style:apply-style-name="cf1" style:base-cell-address="Sheet1.E3"/>
      <style:map style:condition="of:is-true-formula(AND(COUNTIF([.$E$9:.$G$11]; [.E9])&gt;1;NOT(ISBLANK([.E9]))))" style:apply-style-name="cf1" style:base-cell-address="Sheet1.E9"/>
      <style:map style:condition="of:is-true-formula(AND(COUNTIF([.$B$10:.$J$10]; [.B10])&gt;1;NOT(ISBLANK([.B10]))))" style:apply-style-name="cf1" style:base-cell-address="Sheet1.B10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9:.$G$11]; [.E9])&gt;1;NOT(ISBLANK([.E9]))))" style:apply-style-name="cf1" style:base-cell-address="Sheet1.E9"/>
      <style:map style:condition="of:is-true-formula(AND(COUNTIF([.$B$11:.$J$11]; [.B11])&gt;1;NOT(ISBLANK([.B11]))))" style:apply-style-name="cf1" style:base-cell-address="Sheet1.B11"/>
    </style:style>
    <style:style style:name="ce84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F$3:.$F$11]; [.F3])&gt;1;NOT(ISBLANK([.F3]))))" style:apply-style-name="cf1" style:base-cell-address="Sheet1.F3"/>
      <style:map style:condition="of:is-true-formula(AND(COUNTIF([.$E$9:.$G$11]; [.E9])&gt;1;NOT(ISBLANK([.E9]))))" style:apply-style-name="cf1" style:base-cell-address="Sheet1.E9"/>
      <style:map style:condition="of:is-true-formula(AND(COUNTIF([.$B$10:.$J$10]; [.B10])&gt;1;NOT(ISBLANK([.B10]))))" style:apply-style-name="cf1" style:base-cell-address="Sheet1.B10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9:.$J$11]; [.H9])&gt;1;NOT(ISBLANK([.H9]))))" style:apply-style-name="cf1" style:base-cell-address="Sheet1.H9"/>
      <style:map style:condition="of:is-true-formula(AND(COUNTIF([.$B$10:.$J$10]; [.B10])&gt;1;NOT(ISBLANK([.B10]))))" style:apply-style-name="cf1" style:base-cell-address="Sheet1.B10"/>
    </style:style>
    <style:style style:name="ce86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9:.$G$11]; [.E9])&gt;1;NOT(ISBLANK([.E9]))))" style:apply-style-name="cf1" style:base-cell-address="Sheet1.E9"/>
      <style:map style:condition="of:is-true-formula(AND(COUNTIF([.$B$10:.$J$10]; [.B10])&gt;1;NOT(ISBLANK([.B10]))))" style:apply-style-name="cf1" style:base-cell-address="Sheet1.B10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H$3:.$H$11]; [.H3])&gt;1;NOT(ISBLANK([.H3]))))" style:apply-style-name="cf1" style:base-cell-address="Sheet1.H3"/>
      <style:map style:condition="of:is-true-formula(AND(COUNTIF([.$H$9:.$J$11]; [.H9])&gt;1;NOT(ISBLANK([.H9]))))" style:apply-style-name="cf1" style:base-cell-address="Sheet1.H9"/>
      <style:map style:condition="of:is-true-formula(AND(COUNTIF([.$B$11:.$J$11]; [.B11])&gt;1;NOT(ISBLANK([.B11]))))" style:apply-style-name="cf1" style:base-cell-address="Sheet1.B11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G$3:.$G$11]; [.G3])&gt;1;NOT(ISBLANK([.G3]))))" style:apply-style-name="cf1" style:base-cell-address="Sheet1.G3"/>
      <style:map style:condition="of:is-true-formula(AND(COUNTIF([.$E$9:.$G$11]; [.E9])&gt;1;NOT(ISBLANK([.E9]))))" style:apply-style-name="cf1" style:base-cell-address="Sheet1.E9"/>
      <style:map style:condition="of:is-true-formula(AND(COUNTIF([.$B$11:.$J$11]; [.B11])&gt;1;NOT(ISBLANK([.B11]))))" style:apply-style-name="cf1" style:base-cell-address="Sheet1.B11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9:.$J$11]; [.H9])&gt;1;NOT(ISBLANK([.H9]))))" style:apply-style-name="cf1" style:base-cell-address="Sheet1.H9"/>
      <style:map style:condition="of:is-true-formula(AND(COUNTIF([.$B$10:.$J$10]; [.B10])&gt;1;NOT(ISBLANK([.B10]))))" style:apply-style-name="cf1" style:base-cell-address="Sheet1.B10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Arial" style:font-name-asian="Arial" style:font-name-complex="Arial" fo:font-size="32pt" style:font-size-asian="32pt" style:font-size-complex="32pt"/>
      <style:map style:condition="of:is-true-formula(AND(COUNTIF([.$J$3:.$J$11]; [.J3])&gt;1;NOT(ISBLANK([.J3]))))" style:apply-style-name="cf1" style:base-cell-address="Sheet1.J3"/>
      <style:map style:condition="of:is-true-formula(AND(COUNTIF([.$H$9:.$J$11]; [.H9])&gt;1;NOT(ISBLANK([.H9]))))" style:apply-style-name="cf1" style:base-cell-address="Sheet1.H9"/>
      <style:map style:condition="of:is-true-formula(AND(COUNTIF([.$B$11:.$J$11]; [.B11])&gt;1;NOT(ISBLANK([.B11]))))" style:apply-style-name="cf1" style:base-cell-address="Sheet1.B11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9:.$J$11]; [.H9])&gt;1;NOT(ISBLANK([.H9]))))" style:apply-style-name="cf1" style:base-cell-address="Sheet1.H9"/>
      <style:map style:condition="of:is-true-formula(AND(COUNTIF([.$B$11:.$J$11]; [.B11])&gt;1;NOT(ISBLANK([.B11]))))" style:apply-style-name="cf1" style:base-cell-address="Sheet1.B11"/>
    </style:style>
    <style:style style:name="ce92" style:family="table-cell" style:parent-style-name="Default" style:data-style-name="N0">
      <style:text-properties style:font-name="Arial" style:font-name-asian="Arial" style:font-name-complex="Arial" fo:font-size="32pt" style:font-size-asian="32pt" style:font-size-complex="32pt"/>
      <style:map style:condition="of:is-true-formula(AND(COUNTIF([.$I$3:.$I$11]; [.I3])&gt;1;NOT(ISBLANK([.I3]))))" style:apply-style-name="cf1" style:base-cell-address="Sheet1.I3"/>
      <style:map style:condition="of:is-true-formula(AND(COUNTIF([.$H$9:.$J$11]; [.H9])&gt;1;NOT(ISBLANK([.H9]))))" style:apply-style-name="cf1" style:base-cell-address="Sheet1.H9"/>
      <style:map style:condition="of:is-true-formula(AND(COUNTIF([.$B$10:.$J$10]; [.B10])&gt;1;NOT(ISBLANK([.B10]))))" style:apply-style-name="cf1" style:base-cell-address="Sheet1.B1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6374" table:default-cell-style-name="ce1"/>
        <table:table-row table:style-name="ro1">
          <table:table-cell/>
          <table:table-cell office:value-type="string" table:number-columns-spanned="9" table:number-rows-spanned="1" table:style-name="ce11">
            <text:p>Sudoku - Easy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5"/>
          <table:table-cell office:value-type="float" office:value="9" table:style-name="ce37">
            <text:p>9</text:p>
          </table:table-cell>
          <table:table-cell table:style-name="ce18"/>
          <table:table-cell office:value-type="float" office:value="3" table:style-name="ce22">
            <text:p>3</text:p>
          </table:table-cell>
          <table:table-cell table:style-name="ce14"/>
          <table:table-cell table:style-name="ce17"/>
          <table:table-cell office:value-type="float" office:value="6" table:style-name="ce25">
            <text:p>6</text:p>
          </table:table-cell>
          <table:table-cell table:style-name="ce31"/>
          <table:table-cell table:style-name="ce30"/>
          <table:table-cell table:number-columns-repeated="16374"/>
        </table:table-row>
        <table:table-row table:style-name="ro1">
          <table:table-cell/>
          <table:table-cell office:value-type="float" office:value="1" table:style-name="ce36">
            <text:p>1</text:p>
          </table:table-cell>
          <table:table-cell office:value-type="float" office:value="2" table:style-name="ce39">
            <text:p>2</text:p>
          </table:table-cell>
          <table:table-cell table:style-name="ce19"/>
          <table:table-cell table:style-name="ce21"/>
          <table:table-cell office:value-type="float" office:value="5" table:style-name="ce13">
            <text:p>5</text:p>
          </table:table-cell>
          <table:table-cell table:style-name="ce16"/>
          <table:table-cell office:value-type="float" office:value="7" table:style-name="ce24">
            <text:p>7</text:p>
          </table:table-cell>
          <table:table-cell office:value-type="float" office:value="3" table:style-name="ce32">
            <text:p>3</text:p>
          </table:table-cell>
          <table:table-cell table:style-name="ce27"/>
          <table:table-cell table:number-columns-repeated="16374"/>
        </table:table-row>
        <table:table-row table:style-name="ro1">
          <table:table-cell/>
          <table:table-cell table:style-name="ce34"/>
          <table:table-cell office:value-type="float" office:value="8" table:style-name="ce38">
            <text:p>8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3">
            <text:p>6</text:p>
          </table:table-cell>
          <table:table-cell table:style-name="ce12"/>
          <table:table-cell office:value-type="float" office:value="4" table:style-name="ce15">
            <text:p>4</text:p>
          </table:table-cell>
          <table:table-cell table:style-name="ce26"/>
          <table:table-cell table:style-name="ce28"/>
          <table:table-cell office:value-type="float" office:value="9" table:style-name="ce29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table:style-name="ce52">
            <text:p>7</text:p>
          </table:table-cell>
          <table:table-cell table:style-name="ce53"/>
          <table:table-cell table:style-name="ce55"/>
          <table:table-cell table:style-name="ce41"/>
          <table:table-cell office:value-type="float" office:value="3" table:style-name="ce42">
            <text:p>3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6">
            <text:p>8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50">
            <text:p>1</text:p>
          </table:table-cell>
          <table:table-cell table:number-columns-repeated="16374"/>
        </table:table-row>
        <table:table-row table:style-name="ro1">
          <table:table-cell/>
          <table:table-cell table:style-name="ce51"/>
          <table:table-cell office:value-type="float" office:value="5" table:style-name="ce54">
            <text:p>5</text:p>
          </table:table-cell>
          <table:table-cell office:value-type="float" office:value="4" table:style-name="ce56">
            <text:p>4</text:p>
          </table:table-cell>
          <table:table-cell office:value-type="float" office:value="7" table:style-name="ce40">
            <text:p>7</text:p>
          </table:table-cell>
          <table:table-cell office:value-type="float" office:value="8" table:style-name="ce43">
            <text:p>8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7">
            <text:p>9</text:p>
          </table:table-cell>
          <table:table-cell table:style-name="ce48"/>
          <table:table-cell office:value-type="float" office:value="6" table:style-name="ce49">
            <text:p>6</text:p>
          </table:table-cell>
          <table:table-cell table:number-columns-repeated="16374"/>
        </table:table-row>
        <table:table-row table:style-name="ro1">
          <table:table-cell/>
          <table:table-cell table:style-name="ce63"/>
          <table:table-cell table:style-name="ce60"/>
          <table:table-cell table:style-name="ce57"/>
          <table:table-cell office:value-type="float" office:value="5" table:style-name="ce58">
            <text:p>5</text:p>
          </table:table-cell>
          <table:table-cell office:value-type="float" office:value="2" table:style-name="ce66">
            <text:p>2</text:p>
          </table:table-cell>
          <table:table-cell office:value-type="float" office:value="6" table:style-name="ce67">
            <text:p>6</text:p>
          </table:table-cell>
          <table:table-cell table:style-name="ce69"/>
          <table:table-cell table:style-name="ce74"/>
          <table:table-cell office:value-type="float" office:value="3" table:style-name="ce68">
            <text:p>3</text:p>
          </table:table-cell>
          <table:table-cell table:number-columns-repeated="16374"/>
        </table:table-row>
        <table:table-row table:style-name="ro1">
          <table:table-cell/>
          <table:table-cell table:style-name="ce64"/>
          <table:table-cell office:value-type="float" office:value="3" table:style-name="ce62">
            <text:p>3</text:p>
          </table:table-cell>
          <table:table-cell office:value-type="float" office:value="1" table:style-name="ce59">
            <text:p>1</text:p>
          </table:table-cell>
          <table:table-cell office:value-type="float" office:value="2" table:style-name="ce61">
            <text:p>2</text:p>
          </table:table-cell>
          <table:table-cell table:style-name="ce65"/>
          <table:table-cell table:style-name="ce71"/>
          <table:table-cell office:value-type="float" office:value="5" table:style-name="ce70">
            <text:p>5</text:p>
          </table:table-cell>
          <table:table-cell table:style-name="ce73"/>
          <table:table-cell table:style-name="ce72"/>
          <table:table-cell table:number-columns-repeated="16374"/>
        </table:table-row>
        <table:table-row table:style-name="ro1">
          <table:table-cell/>
          <table:table-cell table:style-name="ce76"/>
          <table:table-cell table:style-name="ce80"/>
          <table:table-cell office:value-type="float" office:value="8" table:style-name="ce75">
            <text:p>8</text:p>
          </table:table-cell>
          <table:table-cell table:style-name="ce82"/>
          <table:table-cell office:value-type="float" office:value="9" table:style-name="ce84">
            <text:p>9</text:p>
          </table:table-cell>
          <table:table-cell table:style-name="ce86"/>
          <table:table-cell table:style-name="ce85"/>
          <table:table-cell office:value-type="float" office:value="4" table:style-name="ce92">
            <text:p>4</text:p>
          </table:table-cell>
          <table:table-cell table:style-name="ce89"/>
          <table:table-cell table:number-columns-repeated="16374"/>
        </table:table-row>
        <table:table-row table:style-name="ro1">
          <table:table-cell/>
          <table:table-cell table:style-name="ce78"/>
          <table:table-cell office:value-type="float" office:value="4" table:style-name="ce77">
            <text:p>4</text:p>
          </table:table-cell>
          <table:table-cell table:style-name="ce79"/>
          <table:table-cell table:style-name="ce81"/>
          <table:table-cell table:style-name="ce83"/>
          <table:table-cell office:value-type="float" office:value="3" table:style-name="ce88">
            <text:p>3</text:p>
          </table:table-cell>
          <table:table-cell table:style-name="ce87"/>
          <table:table-cell table:style-name="ce91"/>
          <table:table-cell table:style-name="ce90"/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5-31T11:23:25Z</meta:creation-date>
    <dc:date>2024-06-09T17:03:24Z</dc:date>
  </office:meta>
</office:document-meta>
</file>